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Arial-BoldMT" fo:font-size="22pt" fo:font-weight="bold" style:font-name-asian="Arial-BoldMT" style:font-size-asian="22pt" style:font-weight-asian="bold" style:font-name-complex="Arial-BoldMT" style:font-size-complex="22pt" style:font-weight-complex="bold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Arial-BoldMT" fo:font-size="26pt" fo:font-weight="bold" style:font-name-asian="Arial-BoldMT" style:font-size-asian="26pt" style:font-weight-asian="bold" style:font-name-complex="Arial-BoldMT" style:font-size-complex="26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Arial-BoldMT" fo:font-size="15pt" fo:font-weight="bold" style:font-name-asian="Arial-BoldMT" style:font-size-asian="15pt" style:font-weight-asian="bold" style:font-name-complex="Arial-BoldMT" style:font-size-complex="15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style:font-name="ArialMT" fo:font-size="18pt" style:font-name-asian="ArialMT" style:font-size-asian="18pt" style:font-name-complex="ArialMT" style:font-size-complex="18pt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style:font-name="ArialMT" fo:font-size="15pt" style:font-name-asian="ArialMT" style:font-size-asian="15pt" style:font-name-complex="ArialMT" style:font-size-complex="15pt"/>
    </style:style>
    <style:style style:name="P9" style:family="paragraph" style:parent-style-name="Standard" style:list-style-name="">
      <style:paragraph-properties style:text-autospace="none"/>
    </style:style>
    <style:style style:name="T1" style:family="text">
      <style:text-properties style:font-name="ArialMT" fo:font-size="12pt" style:font-name-asian="ArialMT" style:font-size-asian="12pt" style:font-name-complex="ArialM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wicklungsprojekt interaktive Systeme</text:p>
      <text:p text:style-name="P3"/>
      <text:p text:style-name="P3"/>
      <text:p text:style-name="P7">TH-Köln</text:p>
      <text:p text:style-name="P7">Wintersemester 2015/2016</text:p>
      <text:p text:style-name="P7"/>
      <text:p text:style-name="P7"/>
      <text:p text:style-name="P4">Exposé</text:p>
      <text:p text:style-name="P4"/>
      <text:p text:style-name="P5"/>
      <text:p text:style-name="P8">von</text:p>
      <text:p text:style-name="P8"/>
      <text:p text:style-name="P8">Markus Ernst und Roman Seibt</text:p>
      <text:p text:style-name="P8"/>
      <text:p text:style-name="P8">Dozenten</text:p>
      <text:p text:style-name="P8"/>
      <text:p text:style-name="P8">Gerhard Hartmann</text:p>
      <text:p text:style-name="P8">Kristian Fischer</text:p>
      <text:p text:style-name="P8"/>
      <text:p text:style-name="P8">Mentoren</text:p>
      <text:p text:style-name="P8"/>
      <text:p text:style-name="P8">Robert Gabriel</text:p>
      <text:p text:style-name="P8">Jorge Pereira</text:p>
      <text:p text:style-name="P8">David Bellingroth</text:p>
      <text:p text:style-name="P8">Franz-L Jaspers</text:p>
      <text:p text:style-name="P8">Daniela Reschke</text:p>
      <text:p text:style-name="P8">Sheree Saßmannshausen</text:p>
      <text:p text:style-name="P8">Ngoc-Anh Dang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utzungsproblem</text:p>
      <text:p text:style-name="P6">Ein Großteil der Menschen arrangieren Ihren Weg zu alltäglichen Beschäftigungen mit</text:p>
      <text:p text:style-name="P6">einem Kraftfahrzeug. Dabei ist häufig der größte Aufwand die Parkplatzsuche. Vor der</text:p>
      <text:p text:style-name="P6">Ankunft ist vielen nicht klar wo sich Parkplätze/Parkhäuser befinden, wie man dort</text:p>
      <text:p text:style-name="P6">hinkommt oder ob diese bereits voll belegt sind. Hinzu kommt, dass nicht alle Fahrzeuge</text:p>
      <text:p text:style-name="P6">bzw. Personen überall parken dürfen oder können (wie Lastkraftwagen bzw. institutionelle</text:p>
      <text:p text:style-name="P6">Mitarbeiterparkplätze).</text:p>
      <text:p text:style-name="P6">Dem Problem kommt verstärkend hinzu, dass sehr oft schlecht geparkt wird und es keine</text:p>
      <text:p text:style-name="P6">Möglichkeit gibt den Falschparkenden zu Kontaktieren.</text:p>
      <text:p text:style-name="P6"/>
      <text:p text:style-name="P2">Zielsetzung des Projektes</text:p>
      <text:p text:style-name="P6">Es soll ein Dienst entwickelt werden, welcher hilft Personen und Ihre Fahrzeuge zu</text:p>
      <text:p text:style-name="P6">identifizieren, um ihnen ihren Anforderungen entsprechende Parkplätze anzubieten.</text:p>
      <text:p text:style-name="P6">Dies soll Belegung, Wegbeschreibung, Preise, Öffnungszeiten und parkplatzspezifische</text:p>
      <text:p text:style-name="P6">Informationen umfassen. Der User sollte nach dem Parkprozess bei der Lösung von</text:p>
      <text:p text:style-name="P6">auftretenden Problemen unterstützt werden. Denkbar wäre eine Übersicht über die</text:p>
      <text:p text:style-name="P6">Parkzeiten und die Preise, sowie eine Erinnerung bei Überschreitung der Parkdauer oder</text:p>
      <text:p text:style-name="P6">Öffnungszeiten. Zusätzlich soll der Dienst die Möglichkeit bieten den Standort des</text:p>
      <text:p text:style-name="P6">Fahrzeuges zu vermerken. Probleme die auf dem Parkplatz entstehen können über den</text:p>
      <text:p text:style-name="P6">Dienst mitgeteilt und gelöst werden.</text:p>
      <text:p text:style-name="P6"/>
      <text:p text:style-name="P2">Verteiltheit der Anwendungslogik</text:p>
      <text:p text:style-name="P6">Die Anwendung soll durch eine Client-Server-Architektur gelöst werden. Der Server</text:p>
      <text:p text:style-name="P6">(Dienstgeber) ist für die Datenhaltung und Speicherung von für alle Nutzer relevanten</text:p>
      <text:p text:style-name="P6">Informationen zuständig. Berechnung von Daten die von allen Usern angefragt werden</text:p>
      <text:p text:style-name="P6">können übernimmt der Server. Darunter fällt unter anderem Berechnung der</text:p>
      <text:p text:style-name="P6">Parkplatzbelegung.</text:p>
      <text:p text:style-name="P6">Der Client hingegen berechnet userbezogene Daten wie beispielsweise der Weg zum</text:p>
      <text:p text:style-name="P6">Parkplatz und dem eigenen Fahrzeug. Zudem werden Parkpreise analysiert und</text:p>
      <text:p text:style-name="P6">zurückgegeben. Außerdem werden auf dem Client Parkplätze anhand von Eigenschaften</text:p>
      <text:p text:style-name="P6">wie Parkprivilegien gefiltert.</text:p>
      <text:p text:style-name="P6"/>
      <text:p text:style-name="P2">Wirtschaftliche / Gesellschaftliche Aspekte</text:p>
      <text:p text:style-name="P6">Diese Anwendung soll den Menschen im alltäglichen Verkehr und der Parkplatzsuche</text:p>
      <text:p text:style-name="P6">erleichtern und das Parken sicherer machen. Sie können bereits bei der Anfahrt</text:p>
      <text:p text:style-name="P6">einkalkulieren wo sie parken können und wie viel es kostet. Frust und Verspätungen durch</text:p>
      <text:p text:style-name="P6">die Parkplatzsuche können vermieden werden. Auch mögliche Schäden durch das</text:p>
      <text:p text:style-name="P6">Einparken an anderen Autos können so besser nachvollzogen und geklärt werden. Es</text:p>
      <text:p text:style-name="P6">können beim Vergleichen der Preise Kosten gespart werden.</text:p>
      <text:p text:style-name="P6">Die gesellschaftliche Relevanz ist hoch, da alle Halter eines Fahrzeuges einen Nutzen aus</text:p>
      <text:p text:style-name="P9"><text:span text:style-name="T1">dem Dienst ziehen könn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6-01-15T17:26:18.20</meta:creation-date>
    <meta:document-statistic meta:table-count="0" meta:image-count="0" meta:object-count="0" meta:page-count="2" meta:paragraph-count="55" meta:word-count="378" meta:character-count="2827"/>
    <dc:date>2016-01-15T17:29:33.19</dc:date>
    <dc:creator>bernd  schneider</dc:creator>
    <meta:editing-duration>PT3M17S</meta:editing-duration>
    <meta:editing-cycles>1</meta:editing-cycles>
    <meta:generator>OpenOffice/4.1.0$Win32 OpenOffice.org_project/410m18$Build-9764</meta:generator>
  </office:meta>
</office:document-meta>
</file>